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Raleway" fo:font-weight="bold" officeooo:rsid="001617d0" officeooo:paragraph-rsid="001617d0" style:font-weight-asian="bold" style:font-weight-complex="bold"/>
    </style:style>
    <style:style style:name="P2" style:family="paragraph" style:parent-style-name="Standard">
      <style:text-properties style:font-name="Raleway" fo:font-weight="bold" officeooo:rsid="001703ea" officeooo:paragraph-rsid="001703ea" style:font-weight-asian="bold" style:font-weight-complex="bold"/>
    </style:style>
    <style:style style:name="P3" style:family="paragraph" style:parent-style-name="Standard" style:list-style-name="L2">
      <style:text-properties style:font-name="Raleway" fo:font-weight="bold" officeooo:rsid="001703ea" officeooo:paragraph-rsid="001703ea" style:font-weight-asian="bold" style:font-weight-complex="bold"/>
    </style:style>
    <style:style style:name="P4" style:family="paragraph" style:parent-style-name="Standard" style:list-style-name="L2">
      <style:text-properties style:font-name="Raleway" fo:font-weight="bold" officeooo:rsid="001718fe" officeooo:paragraph-rsid="001718fe" style:font-weight-asian="bold" style:font-weight-complex="bold"/>
    </style:style>
    <style:style style:name="P5" style:family="paragraph" style:parent-style-name="Standard">
      <style:text-properties style:font-name="Raleway" fo:font-weight="bold" officeooo:rsid="001718fe" officeooo:paragraph-rsid="001718fe" style:font-weight-asian="bold" style:font-weight-complex="bold"/>
    </style:style>
    <style:style style:name="P6" style:family="paragraph" style:parent-style-name="Standard">
      <style:text-properties style:font-name="Raleway" fo:font-weight="bold" officeooo:rsid="0018745b" officeooo:paragraph-rsid="0018745b" style:font-weight-asian="bold" style:font-weight-complex="bold"/>
    </style:style>
    <style:style style:name="P7" style:family="paragraph" style:parent-style-name="Standard" style:list-style-name="L4">
      <style:text-properties style:font-name="Raleway" fo:font-weight="bold" officeooo:rsid="0018745b" officeooo:paragraph-rsid="0018745b" style:font-weight-asian="bold" style:font-weight-complex="bold"/>
    </style:style>
    <style:style style:name="P8" style:family="paragraph" style:parent-style-name="Standard" style:list-style-name="L5">
      <style:text-properties style:font-name="Raleway" fo:font-weight="bold" officeooo:rsid="0018745b" officeooo:paragraph-rsid="0018745b" style:font-weight-asian="bold" style:font-weight-complex="bold"/>
    </style:style>
    <style:style style:name="P9" style:family="paragraph" style:parent-style-name="Standard" style:list-style-name="L6">
      <style:text-properties style:font-name="Raleway" fo:font-weight="bold" officeooo:rsid="0018745b" officeooo:paragraph-rsid="0018745b" style:font-weight-asian="bold" style:font-weight-complex="bold"/>
    </style:style>
    <style:style style:name="P10" style:family="paragraph" style:parent-style-name="Standard" style:list-style-name="L7">
      <style:text-properties style:font-name="Raleway" fo:font-weight="bold" officeooo:rsid="0018745b" officeooo:paragraph-rsid="0018745b" style:font-weight-asian="bold" style:font-weight-complex="bold"/>
    </style:style>
    <style:style style:name="P11" style:family="paragraph" style:parent-style-name="Standard" style:list-style-name="L8">
      <style:text-properties style:font-name="Raleway" fo:font-weight="bold" officeooo:rsid="0018745b" officeooo:paragraph-rsid="0018745b" style:font-weight-asian="bold" style:font-weight-complex="bold"/>
    </style:style>
    <style:style style:name="P12" style:family="paragraph" style:parent-style-name="Standard" style:list-style-name="L11">
      <style:text-properties fo:font-weight="bold" officeooo:rsid="00191db4" officeooo:paragraph-rsid="00191db4" style:font-weight-asian="bold" style:font-weight-complex="bold"/>
    </style:style>
    <style:style style:name="P13" style:family="paragraph" style:parent-style-name="Standard">
      <style:text-properties fo:font-weight="bold" officeooo:rsid="00191db4" officeooo:paragraph-rsid="00191db4" style:font-weight-asian="bold" style:font-weight-complex="bold"/>
    </style:style>
    <style:style style:name="P14" style:family="paragraph" style:parent-style-name="Standard">
      <style:text-properties officeooo:rsid="0018745b" officeooo:paragraph-rsid="0018745b"/>
    </style:style>
    <style:style style:name="P15" style:family="paragraph" style:parent-style-name="Standard" style:list-style-name="L10">
      <style:text-properties officeooo:rsid="0018745b" officeooo:paragraph-rsid="0018745b"/>
    </style:style>
    <style:style style:name="P16" style:family="paragraph" style:parent-style-name="Standard">
      <style:text-properties officeooo:paragraph-rsid="0018745b"/>
    </style:style>
    <style:style style:name="P17" style:family="paragraph" style:parent-style-name="Standard">
      <style:paragraph-properties fo:break-before="page"/>
      <style:text-properties fo:font-weight="bold" officeooo:rsid="0018745b" officeooo:paragraph-rsid="0018745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18fe" style:font-weight-asian="normal" style:font-weight-complex="normal"/>
    </style:style>
    <style:style style:name="T3" style:family="text">
      <style:text-properties style:font-name="Raleway"/>
    </style:style>
    <style:style style:name="T4" style:family="text">
      <style:text-properties style:font-name="Raleway" fo:font-weight="normal" style:font-weight-asian="normal" style:font-weight-complex="normal"/>
    </style:style>
    <style:style style:name="T5" style:family="text">
      <style:text-properties style:font-name="Raleway" fo:font-weight="normal" officeooo:rsid="0018745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uzz – word</text:span></text:p>
      <text:p text:style-name="P1"><text:span text:style-name="T1">→ La curva de Hype de Gartner</text:span></text:p>
      <text:p text:style-name="P1"><text:span text:style-name="T1"/></text:p>
      <text:p text:style-name="P2">TCO<text:span text:style-name="T1"> → Total Cost Ownership</text:span></text:p>
      <text:p text:style-name="P1"><text:span text:style-name="T1"/></text:p>
      <text:p text:style-name="P1">Cloud Computing</text:p>
      <text:list xml:id="list4032095370" text:style-name="L2">
        <text:list-item>
          <text:p text:style-name="P3"><text:span text:style-name="T1">IT as a service.</text:span></text:p>
        </text:list-item>
        <text:list-item>
          <text:p text:style-name="P3"><text:span text:style-name="T1">Modelo para el consumo y provisionamiento de un conjunto de recursos computacionales a través de la red.</text:span></text:p>
        </text:list-item>
        <text:list-item>
          <text:p text:style-name="P3"><text:span text:style-name="T1">On Demand.</text:span></text:p>
        </text:list-item>
        <text:list-item>
          <text:p text:style-name="P3"><text:span text:style-name="T1">Elasticidad.</text:span></text:p>
        </text:list-item>
        <text:list-item>
          <text:p text:style-name="P3"><text:span text:style-name="T1">Pool de Recursos.</text:span></text:p>
        </text:list-item>
        <text:list-item>
          <text:p text:style-name="P3"><text:span text:style-name="T1">A través de la red.</text:span></text:p>
        </text:list-item>
        <text:list-item>
          <text:p text:style-name="P3"><text:span text:style-name="T1">Automatizado.</text:span></text:p>
        </text:list-item>
        <text:list-item>
          <text:p text:style-name="P3"><text:span text:style-name="T1">Se divide en 3 grandes tipos:</text:span></text:p>
          <text:list>
            <text:list-item>
              <text:p text:style-name="P3"><text:span text:style-name="T1">IaaS → Infraestructure as a Service.</text:span></text:p>
            </text:list-item>
            <text:list-item>
              <text:p text:style-name="P3"><text:span text:style-name="T1">SaaS → Software as a Service.</text:span></text:p>
            </text:list-item>
            <text:list-item>
              <text:p text:style-name="P3"><text:span text:style-name="T1">PaaS → </text:span><text:span text:style-name="T2">Platform as a Service.</text:span></text:p>
            </text:list-item>
          </text:list>
        </text:list-item>
        <text:list-item>
          <text:p text:style-name="P4"><text:span text:style-name="T1">Proveedores:</text:span></text:p>
          <text:list>
            <text:list-item>
              <text:p text:style-name="P4"><text:span text:style-name="T1">Amazon AWS.</text:span></text:p>
            </text:list-item>
            <text:list-item>
              <text:p text:style-name="P4"><text:span text:style-name="T1">Google Cloud.</text:span></text:p>
            </text:list-item>
            <text:list-item>
              <text:p text:style-name="P4"><text:span text:style-name="T1">MS Azure.</text:span></text:p>
            </text:list-item>
            <text:list-item>
              <text:p text:style-name="P4"><text:span text:style-name="T1">IBM Cloud.</text:span></text:p>
            </text:list-item>
          </text:list>
        </text:list-item>
      </text:list>
      <text:p text:style-name="P5"><text:span text:style-name="T1"/></text:p>
      <text:p text:style-name="P5"><text:span text:style-name="T1"/></text:p>
      <text:p text:style-name="P6">Tipos de Archivos</text:p>
      <text:p text:style-name="P6"><text:span text:style-name="T1"/></text:p>
      <text:p text:style-name="P6"><text:span text:style-name="T1">Regulares</text:span></text:p>
      <text:list xml:id="list1053427810" text:style-name="L4">
        <text:list-item>
          <text:p text:style-name="P7"><text:span text:style-name="T1">Contienen información de usuario.</text:span></text:p>
        </text:list-item>
      </text:list>
      <text:p text:style-name="P6"><text:span text:style-name="T1"/></text:p>
      <text:p text:style-name="P6"><text:span text:style-name="T1">Directorios</text:span></text:p>
      <text:list xml:id="list383954804" text:style-name="L5">
        <text:list-item>
          <text:p text:style-name="P8"><text:span text:style-name="T1">Archivos especiales para mantener la estructura del File System.</text:span></text:p>
        </text:list-item>
      </text:list>
      <text:p text:style-name="P6"><text:span text:style-name="T1"/></text:p>
      <text:p text:style-name="P6"><text:span text:style-name="T1">Character Special Files</text:span></text:p>
      <text:list xml:id="list1926545843" text:style-name="L6">
        <text:list-item>
          <text:p text:style-name="P9"><text:span text:style-name="T1">Relacionados con I/O para modelar printers/red/terminales.</text:span></text:p>
        </text:list-item>
      </text:list>
      <text:p text:style-name="P6"><text:span text:style-name="T1"/></text:p>
      <text:p text:style-name="P6"><text:span text:style-name="T1">Block Files</text:span></text:p>
      <text:list xml:id="list3874595198" text:style-name="L7">
        <text:list-item>
          <text:p text:style-name="P10"><text:span text:style-name="T1">Modelan discos.</text:span></text:p>
        </text:list-item>
      </text:list>
      <text:p text:style-name="P6"><text:span text:style-name="T1"/></text:p>
      <text:p text:style-name="P6"><text:span text:style-name="T1">Binarios</text:span></text:p>
      <text:list xml:id="list377779708" text:style-name="L8">
        <text:list-item>
          <text:p text:style-name="P11"><text:span text:style-name="T1">Ejecutables.</text:span></text:p>
        </text:list-item>
      </text:list>
      <text:p text:style-name="P6"><text:span text:style-name="T1"/></text:p>
      <text:p text:style-name="P16"><text:span text:style-name="T5">Archives</text:span></text:p>
      <text:list xml:id="list2077365851" text:style-name="L10">
        <text:list-item>
          <text:p text:style-name="P15"><text:span text:style-name="T4">Bibliotecas.</text:span></text:p>
        </text:list-item>
      </text:list>
      <text:p text:style-name="P14"><text:span text:style-name="T4"/></text:p>
      <text:p text:style-name="P17"><text:span text:style-name="T3">System Calls</text:span></text:p>
      <text:list xml:id="list1849836600" text:style-name="L11">
        <text:list-item>
          <text:p text:style-name="P12"><text:span text:style-name="T4">Un system call es una llamada al sistema operativo.</text:span></text:p>
        </text:list-item>
        <text:list-item>
          <text:p text:style-name="P12"><text:span text:style-name="T4">El Sistema Operativo no permite que los programas accedan directamente al disco.</text:span></text:p>
        </text:list-item>
      </text:list>
      <text:p text:style-name="P13"><text:span text:style-name="T4"/></text:p>
      <text:p text:style-name="P1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on Vega</meta:initial-creator>
    <meta:creation-date>2019-10-11T19:02:18.738717128</meta:creation-date>
    <dc:date>2019-10-11T20:26:42.066097236</dc:date>
    <dc:creator>Marlon Vega</dc:creator>
    <meta:editing-duration>PT3M42S</meta:editing-duration>
    <meta:editing-cycles>1</meta:editing-cycles>
    <meta:document-statistic meta:table-count="0" meta:image-count="0" meta:object-count="0" meta:page-count="2" meta:paragraph-count="36" meta:word-count="164" meta:character-count="898" meta:non-whitespace-character-count="793"/>
    <meta:generator>LibreOffice/6.2.6.2$Linux_X86_64 LibreOffice_project/20$Build-2</meta:generator>
  </office:meta>
</office:document-meta>
</file>